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a265" officeooo:paragraph-rsid="0002013b"/>
    </style:style>
    <style:style style:name="P2" style:family="paragraph" style:parent-style-name="Standard" style:list-style-name="L1">
      <style:text-properties officeooo:rsid="0017a265" officeooo:paragraph-rsid="0005e48d"/>
    </style:style>
    <style:style style:name="P3" style:family="paragraph" style:parent-style-name="Standard" style:list-style-name="L1">
      <style:text-properties officeooo:rsid="0015cb34" officeooo:paragraph-rsid="0002013b"/>
    </style:style>
    <style:style style:name="P4" style:family="paragraph" style:parent-style-name="Standard" style:list-style-name="L1">
      <style:text-properties officeooo:rsid="0015cb34" officeooo:paragraph-rsid="0003a08b"/>
    </style:style>
    <style:style style:name="P5" style:family="paragraph" style:parent-style-name="Standard" style:list-style-name="L1">
      <style:text-properties officeooo:rsid="0015cb34" officeooo:paragraph-rsid="0004b732"/>
    </style:style>
    <style:style style:name="P6" style:family="paragraph" style:parent-style-name="Standard">
      <style:text-properties officeooo:rsid="0015cb34" officeooo:paragraph-rsid="0002013b"/>
    </style:style>
    <style:style style:name="T1" style:family="text">
      <style:text-properties officeooo:rsid="0002013b"/>
    </style:style>
    <style:style style:name="T2" style:family="text">
      <style:text-properties officeooo:rsid="0003a08b"/>
    </style:style>
    <style:style style:name="T3" style:family="text">
      <style:text-properties officeooo:rsid="0004b732"/>
    </style:style>
    <style:style style:name="T4" style:family="text">
      <style:text-properties officeooo:rsid="0005e48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NGUtils</text:p>
      <text:list xml:id="list472949788" text:style-name="L1">
        <text:list-item>
          <text:p text:style-name="P3">blowChunks (pngdata)</text:p>
        </text:list-item>
      </text:list>
      <text:p text:style-name="P6"><text:tab/><text:span text:style-name="T1">After being given a lot of PNG image data, blowChunks processes this data on a chunk by <text:tab/>chunk basis and subsequently returns the list of mv pairs of chunk type and chunk data.</text:span></text:p>
      <text:p text:style-name="P6"><text:span text:style-name="T1"><text:tab/>For example:</text:span></text:p>
      <text:p text:style-name="P6"><text:span text:style-name="T1"><text:tab/>*PNG Image → <text:tab/>( <text:s/><text:tab/>(mv IHDR ihdr_data) (mv IDAT idat_data) </text:span></text:p>
      <text:p text:style-name="P6"><text:span text:style-name="T1"><text:tab/><text:tab/><text:tab/><text:tab/><text:tab/>… <text:tab/><text:tab/><text:tab/> … <text:tab/><text:tab/><text:tab/>)</text:span></text:p>
      <text:p text:style-name="P6"><text:span text:style-name="T1"><text:tab/>*APNG Image → <text:tab/>( <text:s/><text:tab/>(mv IHDR ihdr_data) (mv acTL actl_data) </text:span></text:p>
      <text:p text:style-name="P6"><text:span text:style-name="T1"><text:tab/><text:tab/><text:tab/> <text:s text:c="2"/><text:tab/> <text:s/><text:tab/>(mv fcTL fctl_1) <text:s text:c="3"/>(mv fdAT fdat_1)</text:span></text:p>
      <text:p text:style-name="P6"><text:span text:style-name="T1"><text:tab/><text:tab/><text:tab/><text:tab/><text:tab/>(mv fcTL fctl_2) <text:s text:c="3"/>(mv fdAT fdat_2)</text:span></text:p>
      <text:p text:style-name="P6"><text:span text:style-name="T1"><text:tab/><text:tab/><text:tab/><text:tab/><text:tab/>…<text:tab/><text:tab/> <text:s text:c="7"/>… <text:tab/><text:tab/><text:tab/>)</text:span></text:p>
      <text:p text:style-name="P6"><text:span text:style-name="T1"><text:tab/></text:span><text:span text:style-name="T2">pngdata = raw, unprocessed png data string</text:span></text:p>
      <text:list xml:id="list1075388788" text:continue-numbering="true" text:style-name="L1">
        <text:list-item>
          <text:p text:style-name="P3">makeChunk (chunktype, chunkdata)</text:p>
          <text:p text:style-name="P4"><text:span text:style-name="T2">Given a chunk type and correctly formatted chunkdata, makeChunk returns the correctly formatted chunk including the chunk length, type, data, and CRC (using calcCRC32).</text:span></text:p>
          <text:p text:style-name="P4"><text:span text:style-name="T2">chunktype = type of the chunk to be created</text:span></text:p>
          <text:p text:style-name="P4"><text:span text:style-name="T2">chunkdata = raw data portion of the chunk to be created</text:span></text:p>
        </text:list-item>
        <text:list-item>
          <text:p text:style-name="P3">makeNum (num, flag)</text:p>
          <text:p text:style-name="P5"><text:span text:style-name="T3">Converts the given number into an unsigned int or other options to be used in chunk processing / creating.</text:span></text:p>
          <text:p text:style-name="P5"><text:span text:style-name="T3">num = number to be converted </text:span></text:p>
          <text:p text:style-name="P5"><text:span text:style-name="T3">flag = type of number, i.e. unsigned int</text:span></text:p>
        </text:list-item>
        <text:list-item>
          <text:p text:style-name="P3">parseNum (string, flag)</text:p>
          <text:p text:style-name="P5"><text:span text:style-name="T3">Parses a number given in a non-standard type.</text:span></text:p>
          <text:p text:style-name="P5"><text:span text:style-name="T3">num = number to be parsed</text:span></text:p>
          <text:p text:style-name="P5"><text:span text:style-name="T3">flag = type of number, i.e. unsigned int</text:span></text:p>
        </text:list-item>
        <text:list-item>
          <text:p text:style-name="P1">calcCRC32 (string)</text:p>
          <text:p text:style-name="P2"><text:span text:style-name="T4">Given a raw data string, such as that found in the data portion of a PNG Image chunk, returns the calculated CRC.</text:span></text:p>
          <text:p text:style-name="P2"><text:span text:style-name="T4">string = raw data from PNG Image or other sour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h Bartlett</meta:initial-creator>
    <meta:creation-date>2011-02-20T22:16:25</meta:creation-date>
    <dc:date>2011-02-20T22:31:20</dc:date>
    <dc:creator>Zach Bartlett</dc:creator>
    <meta:editing-duration>PT00H14M55S</meta:editing-duration>
    <meta:editing-cycles>4</meta:editing-cycles>
    <meta:generator>OpenOffice.org/3.2$Unix OpenOffice.org_project/320m19$Build-9505</meta:generator>
    <meta:document-statistic meta:table-count="0" meta:image-count="0" meta:object-count="0" meta:page-count="1" meta:paragraph-count="26" meta:word-count="241" meta:character-count="1326"/>
  </office:meta>
</office:document-meta>
</file>